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11f7" officeooo:paragraph-rsid="00121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 UMA VEZ UM LUGARZINHO NO MEIO DO NADA COM SABOR DE CHOCOLATE</text:p>
      <text:p text:style-name="P1"/>
      <text:p text:style-name="P1">PPPPPPPPPPPPPPPPPPP</text:p>
      <text:p text:style-name="P1"/>
      <text:p text:style-name="P1">Luciene Ditra Pin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9:22:44.772483354</meta:creation-date>
    <dc:date>2017-07-19T19:25:10.878337209</dc:date>
    <meta:editing-duration>P0D</meta:editing-duration>
    <meta:editing-cycles>1</meta:editing-cycles>
    <meta:document-statistic meta:table-count="0" meta:image-count="0" meta:object-count="0" meta:page-count="1" meta:paragraph-count="3" meta:word-count="17" meta:character-count="103" meta:non-whitespace-character-count="88"/>
    <meta:generator>LibreOffice/4.2.8.2$Linux_X86_64 LibreOffice_project/420m0$Build-2</meta:generator>
  </office:meta>
</office:document-meta>
</file>